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  <style:text-properties officeooo:paragraph-rsid="000ba368"/>
    </style:style>
    <style:style style:name="P2" style:family="paragraph" style:parent-style-name="Standard">
      <style:paragraph-properties fo:margin-left="0in" fo:margin-right="0in" fo:text-indent="0in" style:auto-text-indent="false"/>
      <style:text-properties officeooo:paragraph-rsid="0010180a"/>
    </style:style>
    <style:style style:name="P3" style:family="paragraph" style:parent-style-name="Standard">
      <style:paragraph-properties fo:margin-left="0in" fo:margin-right="0in" fo:text-indent="0in" style:auto-text-indent="false"/>
      <style:text-properties officeooo:rsid="00201b9d" officeooo:paragraph-rsid="000ba368"/>
    </style:style>
    <style:style style:name="P4" style:family="paragraph" style:parent-style-name="Standard">
      <style:paragraph-properties fo:margin-left="0in" fo:margin-right="0in" fo:margin-top="0in" fo:margin-bottom="0in" loext:contextual-spacing="false" style:line-height-at-least="0.1665in" fo:orphans="2" fo:widows="2" fo:text-indent="0in" style:auto-text-indent="false"/>
      <style:text-properties fo:font-variant="normal" fo:text-transform="none" fo:color="#444950" style:font-name="inherit" fo:font-size="9.75pt" fo:letter-spacing="normal" fo:font-style="normal" fo:font-weight="normal" fo:background-color="#f1f0f0" loext:padding="0in" loext:border="none"/>
    </style:style>
    <style:style style:name="P5" style:family="paragraph" style:parent-style-name="Standard">
      <style:paragraph-properties fo:margin-left="0in" fo:margin-right="0in" fo:margin-top="0in" fo:margin-bottom="0in" loext:contextual-spacing="false" style:line-height-at-least="0.1665in" fo:orphans="2" fo:widows="2" fo:text-indent="0in" style:auto-text-indent="false"/>
      <style:text-properties fo:font-variant="normal" fo:text-transform="none" fo:color="#444950" style:font-name="inherit" fo:font-size="9.75pt" fo:letter-spacing="normal" fo:font-style="normal" fo:font-weight="normal" fo:background-color="#ffffff" style:font-weight-asian="normal" style:font-weight-complex="normal" loext:padding="0in" loext:border="none"/>
    </style:style>
    <style:style style:name="P6" style:family="paragraph" style:parent-style-name="Standard">
      <style:paragraph-properties fo:margin-left="0in" fo:margin-right="0in" fo:margin-top="0in" fo:margin-bottom="0in" loext:contextual-spacing="false" style:line-height-at-least="0.1665in" fo:orphans="2" fo:widows="2" fo:text-indent="0in" style:auto-text-indent="false"/>
      <style:text-properties fo:font-variant="normal" fo:text-transform="none" fo:color="#000000" style:font-name="Liberation Serif" fo:font-size="12pt" fo:letter-spacing="normal" fo:font-style="normal" fo:font-weight="normal" fo:background-color="#ffffff" style:font-size-asian="12pt" style:font-weight-asian="normal" style:font-size-complex="12pt" style:font-weight-complex="normal" loext:padding="0in" loext:border="none"/>
    </style:style>
    <style:style style:name="P7" style:family="paragraph" style:parent-style-name="Text_20_body">
      <style:paragraph-properties fo:margin-left="0.0209in" fo:margin-right="0.0209in" fo:text-indent="0in" style:auto-text-indent="false"/>
    </style:style>
    <style:style style:name="P8" style:family="paragraph" style:parent-style-name="Standard">
      <style:text-properties officeooo:rsid="00299217" officeooo:paragraph-rsid="00220477"/>
    </style:style>
    <style:style style:name="P9" style:family="paragraph" style:parent-style-name="Standard">
      <style:paragraph-properties fo:margin-left="0in" fo:margin-right="0in" fo:text-indent="0in" style:auto-text-indent="false"/>
      <style:text-properties officeooo:rsid="00201b9d" officeooo:paragraph-rsid="000ba368"/>
    </style:style>
    <style:style style:name="P10" style:family="paragraph" style:parent-style-name="Standard">
      <style:paragraph-properties fo:margin-left="0in" fo:margin-right="0in" fo:text-indent="0in" style:auto-text-indent="false"/>
      <style:text-properties officeooo:rsid="00299217" officeooo:paragraph-rsid="00220477"/>
    </style:style>
    <style:style style:name="T1" style:family="text">
      <style:text-properties officeooo:rsid="0010180a"/>
    </style:style>
    <style:style style:name="T2" style:family="text">
      <style:text-properties officeooo:rsid="0011c9d2"/>
    </style:style>
    <style:style style:name="T3" style:family="text">
      <style:text-properties officeooo:rsid="00182a3f"/>
    </style:style>
    <style:style style:name="fr1" style:family="graphic" style:parent-style-name="Frame">
      <style:graphic-properties fo:margin-left="0.0626in" fo:margin-right="0in" fo:margin-top="0in" fo:margin-bottom="0in" style:wrap="run-through" style:number-wrapped-paragraphs="no-limit" style:vertical-pos="from-top" style:vertical-rel="page" style:horizontal-pos="from-left" style:horizontal-rel="paragraph" fo:padding="0in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1" text:anchor-type="page" text:anchor-page-number="1" svg:x="1.5417in" svg:y="0.1457in" svg:width="0.4374in" draw:z-index="0">
        <draw:text-box fo:min-height="0.0161in">
          <text:p text:style-name="P7"/>
        </draw:text-box>
      </draw:frame>
      <text:p text:style-name="P4"/>
      <text:p text:style-name="P6">CREATE TABLE Person( name varchar(30), address varchar(40), driver_id varchar(100), primary key(driver_id) );</text:p>
      <text:p text:style-name="P5"/>
      <text:p text:style-name="P1">CREATE TABLE Car( Regno varchar(100), model varchar(30), year numeric(4), primary key(Regno) );<text:line-break/></text:p>
      <text:p text:style-name="P1">CREATE TABLE Accident(date date,location varchar(50),report_number numeric(<text:span text:style-name="T2">65)</text:span>, primary key(report_number) );</text:p>
      <text:p text:style-name="P1"/>
      <text:p text:style-name="P1">CREATE TABLE Owns( driver_id varchar(100), Regno varchar(100), ID varchar(100), primary key(ID) );</text:p>
      <text:p text:style-name="P1"/>
      <text:p text:style-name="P1">CREATE TABLE Participated( driver_id varchar(100), Regno varchar(100), report_number numeric(65), damage_amount numeric(3) );</text:p>
      <text:p text:style-name="P1"/>
      <text:p text:style-name="P1"/>
      <text:p text:style-name="P2">CREATE <text:span text:style-name="T1">TABLE </text:span>DATABASE BISHESHWOR_vehicleinsurance;</text:p>
      <text:p text:style-name="P1"/>
      <text:p text:style-name="P1">CREATE TABLE Bisheshwor_Person( name varchar(30), address varchar(40), dr</text:p>
      <text:p text:style-name="P1">iver_id varchar(100), primary key(driver_id) );</text:p>
      <text:p text:style-name="P1"/>
      <text:p text:style-name="P1">CREATE TABLE BISHESHWOR_Car( Regno varchar(100), model varchar(30), year</text:p>
      <text:p text:style-name="P1">numeric(4), primary key(Regno) );</text:p>
      <text:p text:style-name="P1"/>
      <text:p text:style-name="P1">CREATE TABLE BISHESHWOR_Accident(date date,location varchar(50),report_number numeric(65), primary key(report_number) );</text:p>
      <text:p text:style-name="P1"/>
      <text:p text:style-name="P1">CREATE TABLE BISHESHWOR_Owns( driver_id varchar(100), Regno varchar(100),</text:p>
      <text:p text:style-name="P1"><text:s/>ID varchar(100), primary key(ID) );</text:p>
      <text:p text:style-name="P1"/>
      <text:p text:style-name="P1">CREATE TABLE BISHESHWOR_Participated( driver_id varchar(100), Regno varchar(100), report_number numeric(65), damage_amount numeric(3) );</text:p>
      <text:p text:style-name="P1"/>
      <text:p text:style-name="P1">CREATE TABLE EMPLOYEE(employee_id varchar(3), name varchar(3), salary numeric(3), primary key(employee_id));</text:p>
      <text:p text:style-name="P1"/>
      <text:p text:style-name="P1">DESC EMPLOYEE;</text:p>
      <text:p text:style-name="P1"/>
      <text:p text:style-name="P1"/>
      <text:p text:style-name="P1">INSERT INTO BISHESHWOR_Accident(date,location,report_number) VALUES ('2020-03-21', 'Banepa-Kavre',1), <text:s/>('2020-03-21', 'Dhulikhel-Kavre',2) , <text:span text:style-name="T3">(</text:span>’2020-03-22',</text:p>
      <text:p text:style-name="P1">'suryabinayak-bhaktapur',3) ,('2020-03-22', 'koteshwor-kathmandu',4) , ('2020-03-23', 'chabahil-kathmandu',5);</text:p>
      <text:p text:style-name="P1"/>
      <text:p text:style-name="P1">INSERT INTO Bisheshwor_Person(name,address,driver_id) VALUES ('Bisheshwor Neupane','Banepa-kavre','D01'), ('Umesh Shrestha','tinpiple-kavre','D02'), ('Gaurab Shrestha','Nala-kavre','D03'), ('Utsav Paudel', 'Koteshwor-kavre','D04'), ('Manish Joshi','bhaktapur-kathmandu','D05');</text:p>
      <text:p text:style-name="P1"/>
      <text:p text:style-name="P1"><text:soft-page-break/>INSERT INTO BISHESHWOR_Car(Regno, model, year) VALUES ('R01','S100', 2001), ('R02','S101', 2002), ('R03','S102', 2002), ('R04','S101', 2003), ('R05','S104', 2004);</text:p>
      <text:p text:style-name="P1"/>
      <text:p text:style-name="P1">INSERT INTO BISHESHWOR_Owns(driver_id, Regno, ID) VALUES</text:p>
      <text:p text:style-name="P1"><text:s text:c="3"/>('DO1', 'R01', 1),</text:p>
      <text:p text:style-name="P1"><text:s text:c="3"/>('DO2', 'R02', 2),</text:p>
      <text:p text:style-name="P1"><text:s text:c="3"/>('DO3', 'R03', 3),</text:p>
      <text:p text:style-name="P1"><text:s text:c="3"/>('DO4', 'R04', 4),</text:p>
      <text:p text:style-name="P1"><text:s text:c="3"/>('DO5', 'R05', 5);</text:p>
      <text:p text:style-name="P1"/>
      <text:p text:style-name="P3">INSERT INTO BISHESHWOR_Participated(driver_id, Regno, report_number,damage_amount) VALUES</text:p>
      <text:p text:style-name="P3"><text:s text:c="4"/>-&gt; ('D01','R01',1,20),</text:p>
      <text:p text:style-name="P3"><text:s text:c="4"/>-&gt; ('D02','R02',2,30),</text:p>
      <text:p text:style-name="P3"><text:s text:c="4"/>-&gt; ('D03','R03',3,33),</text:p>
      <text:p text:style-name="P3"><text:s text:c="4"/>-&gt; ('D04','R04',4,45),</text:p>
      <text:p text:style-name="P3"><text:s text:c="4"/>-&gt; ('D05','R05',5,50);</text:p>
      <text:p text:style-name="P3"/>
      <text:p text:style-name="P3"/>
      <text:p text:style-name="P8">CREATE TABLE neu_car as select * from BISHESHWOR_Accident;</text:p>
      <text:p text:style-name="P8"/>
      <text:p text:style-name="P8">CREATE TABLE NEU_EMPOYEE SELECT employee_id,name FROM EMPLOYEE;</text:p>
      <text:p text:style-name="P10">CREATE TABLE neu_Participation AS SELECT * FROM BISHESHWOR_Participated WHERE damage_amount&gt;30;</text:p>
      <text:p text:style-name="P10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2T11:21:31.583129271</meta:creation-date>
    <dc:date>2020-08-16T23:18:40.260377575</dc:date>
    <meta:editing-duration>PT4H17M9S</meta:editing-duration>
    <meta:editing-cycles>17</meta:editing-cycles>
    <meta:generator>LibreOffice/6.4.4.2$Linux_X86_64 LibreOffice_project/40$Build-2</meta:generator>
    <meta:document-statistic meta:table-count="0" meta:image-count="0" meta:object-count="0" meta:page-count="2" meta:paragraph-count="35" meta:word-count="240" meta:character-count="2600" meta:non-whitespace-character-count="2357"/>
  </office:meta>
</office:document-meta>
</file>